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juntament De Maó</text:p>
      <text:p text:style-name="Standard"/>
      <text:p text:style-name="Standard">Escoles Municipals curs 24-25</text:p>
      <text:p text:style-name="Standard"/>
      <text:p text:style-name="Standard">Inoformacó:</text:p>
      <text:p text:style-name="Standard"/>
      <text:p text:style-name="Standard"/>
      <text:p text:style-name="Standard"/>
      <text:p text:style-name="Standard">Direcció: Claustre del Carme, 5. 1r pis</text:p>
      <text:p text:style-name="Standard"/>
      <text:p text:style-name="Standard">• Codi postal: 07701 - Maó (Menorca)</text:p>
      <text:p text:style-name="Standard">• Tel. 971 36 20 21</text:p>
      <text:p text:style-name="Standard">• a/e: escoles_municipals@ajmao.org</text:p>
      <text:p text:style-name="Standard"/>
      <text:p text:style-name="Standard">El curs comença l'1 d'octubre de 2024 i finalitza el 30 de maig de 2025.</text:p>
      <text:p text:style-name="Standard">Horaris de les assignatures de grup:</text:p>
      <text:p text:style-name="Standard"/>
      <text:p text:style-name="Standard"/>
      <text:p text:style-name="Standard"/>
      <text:p text:style-name="Standard"/>
      <text:p text:style-name="Standard">LLENGUATGE MUSICAL:</text:p>
      <text:p text:style-name="Standard">INICIACIÓ 5 ANYS: dijous 17.30 a 18.15 h</text:p>
      <text:p text:style-name="Standard"/>
      <text:p text:style-name="Standard">PRE-LLENGUATGE MUSICAL P-1 (6 anys):</text:p>
      <text:p text:style-name="Standard">Dimarts i divendres 18.30 a 19.15 </text:p>
      <text:p text:style-name="Standard"/>
      <text:p text:style-name="Standard">PRE-LLENGUATGE MUSICAL P-2 (7 anys):</text:p>
      <text:p text:style-name="Standard">Dimarts i divendres 17.30 a 18.15 h</text:p>
      <text:p text:style-name="Standard"/>
      <text:p text:style-name="Standard">LLENGUATGE MUSICAL PRIMER (8 Anys) :</text:p>
      <text:p text:style-name="Standard">Dilluns i dijous 18.30 a 19.30 h</text:p>
      <text:p text:style-name="Standard"/>
      <text:p text:style-name="Standard">LLENGUATGE MUSICAL SEGON :</text:p>
      <text:p text:style-name="Standard">Dimarts i divendres 17.15 a 18.15 h</text:p>
      <text:p text:style-name="Standard"/>
      <text:p text:style-name="Standard">LLENGUATGE MUSICAL TERCER:</text:p>
      <text:p text:style-name="Standard">Dilluns i dijous 17.15 a 18.15 h</text:p>
      <text:p text:style-name="Standard"/>
      <text:p text:style-name="Standard">LLENGUATGE MUSICAL QUART:</text:p>
      <text:p text:style-name="Standard">Dilluns i dijous 18.15 a 19.15 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2:03:25.588801699</meta:creation-date>
    <dc:date>2024-11-15T12:05:48.846081921</dc:date>
    <meta:editing-duration>PT2M24S</meta:editing-duration>
    <meta:editing-cycles>1</meta:editing-cycles>
    <meta:document-statistic meta:table-count="0" meta:image-count="0" meta:object-count="0" meta:page-count="1" meta:paragraph-count="23" meta:word-count="129" meta:character-count="738" meta:non-whitespace-character-count="631"/>
    <meta:generator>LibreOffice/24.2.6.2$Linux_X86_64 LibreOffice_project/420$Build-2</meta:generator>
  </office:meta>
</office:document-meta>
</file>